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 Narrow Bold" svg:font-family="Arial Narrow Bold" style:font-family-generic="swiss" style:font-pitch="variable" svg:panose-1="2 11 7 6 2 2 2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P17" style:parent-style-name="Normal" style:family="paragraph">
      <style:paragraph-properties fo:text-align="center" fo:margin-bottom="0in" fo:line-height="100%"/>
    </style:style>
    <style:style style:name="P18" style:parent-style-name="Normal" style:family="paragraph">
      <style:paragraph-properties fo:text-align="center" fo:margin-bottom="0in" fo:line-height="100%"/>
    </style:style>
    <style:style style:name="P1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 fo:margin-bottom="0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style:font-weight-complex="bold"/>
    </style:style>
    <style:style style:name="P2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fo:line-height="100%"/>
      <style:text-properties fo:font-weight="bold" style:font-weight-asian="bold"/>
    </style:style>
    <style:style style:name="P2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fo:line-height="100%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 fo:line-height="100%"/>
      <style:text-properties style:font-name-complex="Arial" fo:font-style="italic" style:font-style-asian="italic" style:font-style-complex="italic"/>
    </style:style>
    <style:style style:name="P26" style:parent-style-name="Normal" style:family="paragraph">
      <style:paragraph-properties fo:text-align="justify"/>
      <style:text-properties style:font-name-complex="Arial" fo:font-style="italic" style:font-style-asian="italic" style:font-style-complex="italic"/>
    </style:style>
    <style:style style:name="P27" style:parent-style-name="Normal" style:family="paragraph">
      <style:paragraph-properties fo:text-align="justify"/>
      <style:text-properties style:font-name-complex="Arial" fo:font-style="italic" style:font-style-asian="italic" style:font-style-complex="italic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fo:line-height="100%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style:font-name-complex="Arial"/>
    </style:style>
    <style:style style:name="P33" style:parent-style-name="Normal" style:family="paragraph">
      <style:text-properties style:font-name-complex="Arial"/>
    </style:style>
    <style:style style:name="P34" style:parent-style-name="Normal" style:family="paragraph">
      <style:paragraph-properties fo:text-align="justify"/>
      <style:text-properties style:font-name-complex="Arial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break-before="page"/>
    </style:style>
    <style:style style:name="P3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/>
    </style:style>
    <style:style style:name="TableColumn40" style:family="table-column">
      <style:table-column-properties style:column-width="1.8006in"/>
    </style:style>
    <style:style style:name="TableColumn41" style:family="table-column">
      <style:table-column-properties style:column-width="4.6993in"/>
    </style:style>
    <style:style style:name="Table39" style:family="table">
      <style:table-properties style:width="6.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</style:style>
    <style:style style:name="T47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48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49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50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51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52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53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54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P55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</style:style>
    <style:style style:name="T56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57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P58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</style:style>
    <style:style style:name="T59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60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61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62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63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64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65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66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67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</style:style>
    <style:style style:name="T73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74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75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76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77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78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79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80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81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82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asian="Calibri" style:font-name-complex="Arial" fo:font-weight="bold" style:font-weight-asian="bold" fo:font-size="10pt" style:font-size-asian="10pt" style:font-size-complex="10pt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</style:style>
    <style:style style:name="T88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89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P90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</style:style>
    <style:style style:name="T91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92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93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-asian="Calibri" style:font-name-complex="Arial" fo:font-weight="bold" style:font-weight-asian="bold" fo:font-size="10pt" style:font-size-asian="10pt" style:font-size-complex="10pt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  <style:text-properties style:font-name-asian="Calibri" style:font-name-complex="Arial" fo:font-size="10pt" style:font-size-asian="10pt" style:font-size-complex="10pt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asian="Calibri" style:font-name-complex="Arial" fo:font-weight="bold" style:font-weight-asian="bold" fo:font-size="10pt" style:font-size-asian="10pt" style:font-size-complex="10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  <style:text-properties style:font-name-asian="Calibri" style:font-name-complex="Arial" fo:font-size="10pt" style:font-size-asian="10pt" style:font-size-complex="10pt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asian="Calibri" style:font-name-complex="Arial" fo:font-weight="bold" style:font-weight-asian="bold" fo:font-size="10pt" style:font-size-asian="10pt" style:font-size-complex="10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  <style:text-properties style:font-name-asian="Calibri" style:font-name-complex="Arial" fo:font-size="10pt" style:font-size-asian="10pt" style:font-size-complex="10pt"/>
    </style:style>
    <style:style style:name="TableRow109" style:family="table-row">
      <style:table-row-properties style:min-row-height="0.0506in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-asian="Calibri" style:font-name-complex="Arial" fo:font-weight="bold" style:font-weight-asian="bold" fo:font-size="10pt" style:font-size-asian="10pt" style:font-size-complex="10pt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ListParagraph" style:list-style-name="LFO4" style:family="paragraph">
      <style:paragraph-properties fo:text-align="justify" fo:margin-bottom="0in" fo:line-height="107%" fo:margin-left="0.125in" fo:text-indent="-0.125in">
        <style:tab-stops>
          <style:tab-stop style:type="left" style:position="0.05in"/>
        </style:tab-stops>
      </style:paragraph-properties>
    </style:style>
    <style:style style:name="T114" style:parent-style-name="DefaultParagraphFont" style:family="text">
      <style:text-properties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115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T116" style:parent-style-name="DefaultParagraphFont" style:family="text">
      <style:text-properties style:font-name-asian="Calibri" style:font-name-complex="Arial" fo:font-size="10pt" style:font-size-asian="10pt" style:font-size-complex="10pt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fo:line-height="100%"/>
      <style:text-properties fo:font-weight="bold" style:font-weight-asian="bold"/>
    </style:style>
    <style:style style:name="P120" style:parent-style-name="Normal" style:family="paragraph">
      <style:paragraph-properties fo:margin-bottom="0in" fo:line-height="100%"/>
      <style:text-properties fo:language="en" fo:country="GB"/>
    </style:style>
    <style:style style:name="P121" style:parent-style-name="Normal" style:family="paragraph">
      <style:paragraph-properties fo:margin-bottom="0in" fo:line-height="100%"/>
      <style:text-properties fo:language="en" fo:country="GB"/>
    </style:style>
    <style:style style:name="TableColumn123" style:family="table-column">
      <style:table-column-properties style:column-width="1.7291in"/>
    </style:style>
    <style:style style:name="TableColumn124" style:family="table-column">
      <style:table-column-properties style:column-width="4.7708in"/>
    </style:style>
    <style:style style:name="Table122" style:family="table">
      <style:table-properties style:width="6.5in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-asian="Calibri" style:font-name-complex="Arial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-asian="Calibri" style:font-name-complex="Arial"/>
    </style:style>
    <style:style style:name="T131" style:parent-style-name="DefaultParagraphFont" style:family="text">
      <style:text-properties style:font-name-asian="Calibri" style:font-name-complex="Arial"/>
    </style:style>
    <style:style style:name="T132" style:parent-style-name="DefaultParagraphFont" style:family="text">
      <style:text-properties style:font-name-asian="Calibri" style:font-name-complex="Arial"/>
    </style:style>
    <style:style style:name="T133" style:parent-style-name="DefaultParagraphFont" style:family="text">
      <style:text-properties style:font-name-asian="Calibri" style:font-name-complex="Arial"/>
    </style:style>
    <style:style style:name="T134" style:parent-style-name="DefaultParagraphFont" style:family="text">
      <style:text-properties style:font-name="Calibri" style:font-name-asian="Calibri" style:font-name-complex="Calibri"/>
    </style:style>
    <style:style style:name="T135" style:parent-style-name="DefaultParagraphFont" style:family="text">
      <style:text-properties style:font-name-asian="Calibri" style:font-name-complex="Arial"/>
    </style:style>
    <style:style style:name="T136" style:parent-style-name="DefaultParagraphFont" style:family="text">
      <style:text-properties style:font-name-asian="Calibri" style:font-name-complex="Arial"/>
    </style:style>
    <style:style style:name="P137" style:parent-style-name="Normal" style:family="paragraph">
      <style:paragraph-properties fo:margin-bottom="0in" fo:line-height="100%"/>
      <style:text-properties style:font-name-asian="Calibri" style:font-name-complex="Arial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-asian="Calibri" style:font-name-complex="Arial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-asian="Calibri" style:font-name-complex="Arial"/>
    </style:style>
    <style:style style:name="P143" style:parent-style-name="Normal" style:family="paragraph">
      <style:paragraph-properties fo:margin-bottom="0in" fo:line-height="100%"/>
      <style:text-properties style:font-name-asian="Calibri" style:font-name-complex="Arial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break-before="page"/>
    </style:style>
    <style:style style:name="P1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fo:line-height="100%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text-transform="uppercase" fo:color="#DE411B" fo:letter-spacing="0.0104in" fo:font-size="10pt" style:font-size-asian="10pt" style:font-size-complex="10pt"/>
    </style:style>
    <style:style style:name="P150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</style:style>
    <style:style style:name="P151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5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</style:style>
    <style:style style:name="T160" style:parent-style-name="DefaultParagraphFont" style:family="text">
      <style:text-properties style:font-name-complex="Arial" fo:color="#000000"/>
    </style:style>
    <style:style style:name="P161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162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</style:style>
    <style:style style:name="T163" style:parent-style-name="DefaultParagraphFont" style:family="text">
      <style:text-properties style:font-name-complex="Arial" fo:color="#000000"/>
    </style:style>
    <style:style style:name="T164" style:parent-style-name="DefaultParagraphFont" style:family="text">
      <style:text-properties style:font-name-complex="Arial" fo:color="#000000"/>
    </style:style>
    <style:style style:name="P165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/>
    </style:style>
    <style:style style:name="P166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/>
    </style:style>
    <style:style style:name="T169" style:parent-style-name="DefaultParagraphFont" style:family="text">
      <style:text-properties style:font-name-complex="Arial"/>
    </style:style>
    <style:style style:name="T170" style:parent-style-name="DefaultParagraphFont" style:family="text">
      <style:text-properties style:font-name-complex="Arial"/>
    </style:style>
    <style:style style:name="T171" style:parent-style-name="DefaultParagraphFont" style:family="text">
      <style:text-properties style:font-name-complex="Arial"/>
    </style:style>
    <style:style style:name="P172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P174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5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text-transform="uppercase" fo:color="#DE411B" fo:font-size="10pt" style:font-size-asian="10pt" style:font-size-complex="10pt"/>
    </style:style>
    <style:style style:name="P176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weight="bold" style:font-weight-asian="bold" style:font-weight-complex="bold"/>
    </style:style>
    <style:style style:name="P177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1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2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186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187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188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189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/>
    </style:style>
    <style:style style:name="P190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/>
    </style:style>
    <style:style style:name="P191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6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text-transform="uppercase" fo:color="#DE411B" fo:font-size="10pt" style:font-size-asian="10pt" style:font-size-complex="10pt"/>
    </style:style>
    <style:style style:name="P197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01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P204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08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09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10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11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/>
    </style:style>
    <style:style style:name="P212" style:parent-style-name="ListParagraph" style:family="paragraph">
      <style:paragraph-properties fo:text-align="justify" fo:margin-bottom="0in" fo:line-height="107%" fo:margin-left="0.25in">
        <style:tab-stops/>
      </style:paragraph-properties>
      <style:text-properties style:font-name-complex="Arial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text-transform="uppercase" fo:color="#DE411B" fo:font-size="10pt" style:font-size-asian="10pt" style:font-size-complex="10pt"/>
    </style:style>
    <style:style style:name="P216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text-transform="uppercase" fo:color="#DE411B" fo:font-size="10pt" style:font-size-asian="10pt" style:font-size-complex="10pt"/>
    </style:style>
    <style:style style:name="P217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text-transform="uppercase" fo:color="#DE411B" fo:font-size="10pt" style:font-size-asian="10pt" style:font-size-complex="10pt"/>
    </style:style>
    <style:style style:name="P218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weight="bold" style:font-weight-asian="bold" style:font-weight-complex="bold"/>
    </style:style>
    <style:style style:name="P219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</style:style>
    <style:style style:name="T220" style:parent-style-name="DefaultParagraphFont" style:family="text">
      <style:text-properties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22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23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P226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27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28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29" style:parent-style-name="ListParagraph" style:list-style-name="LFO4" style:family="paragraph">
      <style:paragraph-properties fo:text-align="justify" fo:margin-bottom="0in" fo:line-height="107%" fo:margin-left="0.25in">
        <style:tab-stops/>
      </style:paragraph-properties>
      <style:text-properties style:font-name-complex="Arial" fo:color="#000000"/>
    </style:style>
    <style:style style:name="P230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family="paragraph">
      <style:paragraph-properties fo:margin-bottom="0in" fo:line-height="100%">
        <style:tab-stops>
          <style:tab-stop style:type="right" style:position="6.3125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17"><text:span text:style-name="Emphasis">First Name Last Name</text:span></text:p>
      <text:p text:style-name="P18"/>
      <text:p text:style-name="P19"><text:span text:style-name="T20">ROLE:<text:s/></text:span><text:span text:style-name="T21">Senior Developer</text:span></text:p>
      <text:p text:style-name="P22"/>
      <text:p text:style-name="P23"><text:span text:style-name="T24">SUMMARY</text:span></text:p>
      <text:p text:style-name="P25"/>
      <text:p text:style-name="P26">Juan has worked in software development for more than 20 years. He is skilled in OOP, .NET, JavaScript and JavaScript frameworks. Has been well-appreciated in different companies and projects for his skills, commitment to goals and adaptability.</text:p>
      <text:p text:style-name="P27">He has worked in Agile (Scrum) teams in collaboration with<text:s/>other developers,<text:s/>project managers, testers and business analysts, showing<text:s/>good team spirit and will to help and share knowledge.<text:s/>He is open to<text:s/>getting<text:s/>feedback from teammates to improve<text:s/>the quality<text:s/>of the<text:s/>products<text:s/>and work processes.</text:p>
      <text:p text:style-name="P28"/>
      <text:p text:style-name="P29"><text:span text:style-name="T30">D</text:span><text:span text:style-name="T31">OMAIN EXPERIENCE</text:span></text:p>
      <text:p text:style-name="P32"/>
      <text:p text:style-name="P33">He has worked in<text:s/>the insurance<text:s/>industry,<text:s/>including calculation<text:s/>of policies<text:s/>pricing<text:s/>and car accident<text:s/>management<text:s/>workflow<text:s/>(from the insurance point of view).</text:p>
      <text:p text:style-name="P34">He has also worked in Payroll systems and Human Resources Management<text:s/>Systems.</text:p>
      <text:p text:style-name="P35"/>
      <text:p text:style-name="P36"/>
      <text:p text:style-name="P37"/>
      <text:p text:style-name="P38">CORE<text:s/>TECHNICAL SKILLS</text:p>
      <text:p text:style-name="Normal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Programming languages &amp; technologies:</text:p>
          </table:table-cell>
          <table:table-cell table:style-name="TableCell45">
            <text:list text:style-name="LFO4" text:continue-numbering="true">
              <text:list-item>
                <text:p text:style-name="P46"><text:span text:style-name="T47">.NET</text:span><text:span text:style-name="T48">:</text:span><text:span text:style-name="T49"><text:s/>C#, Web API, ASP MVC, Entity Framework, Automapper, LINQ, Microservices, CQRS, Architectural and Design Patterns</text:span><text:span text:style-name="T50">.<text:s/></text:span><text:span text:style-name="T51">Testing</text:span><text:span text:style-name="T52">:<text:s/></text:span><text:span text:style-name="T53">XU</text:span><text:span text:style-name="T54">nit, Moq</text:span></text:p>
              </text:list-item>
              <text:list-item>
                <text:p text:style-name="P55"><text:span text:style-name="T56">Web Services</text:span><text:span text:style-name="T57">: REST</text:span></text:p>
              </text:list-item>
              <text:list-item>
                <text:p text:style-name="P58"><text:span text:style-name="T59">Aware<text:s/></text:span><text:span text:style-name="T60">of:</text:span><text:span text:style-name="T61"><text:s/>Rabbit MQ,</text:span><text:span text:style-name="T62"><text:s/></text:span><text:span text:style-name="T63">NodeJS</text:span><text:span text:style-name="T64">, Nest</text:span><text:span text:style-name="T65"><text:s/>–</text:span><text:span text:style-name="T66"><text:s/>Self-study and different small personal projects</text:span><text:span text:style-name="T67">.</text:span>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Frontend<text:s/>Development:</text:p>
          </table:table-cell>
          <table:table-cell table:style-name="TableCell71">
            <text:list text:style-name="LFO4" text:continue-numbering="true">
              <text:list-item>
                <text:p text:style-name="P72"><text:span text:style-name="T73">JavaScript,</text:span><text:span text:style-name="T74"><text:s/>Typescript,</text:span><text:span text:style-name="T75"><text:s/>Angular</text:span><text:span text:style-name="T76">, RxJS</text:span><text:span text:style-name="T77">, React</text:span><text:span text:style-name="T78">(beginner)</text:span><text:span text:style-name="T79">,<text:s/></text:span><text:span text:style-name="T80">jQuery</text:span><text:span text:style-name="T81">, HTML, CSS, Bootstrap</text:span><text:span text:style-name="T82">.</text:span></text:p>
              </text:list-item>
            </text:list>
          </table:table-cell>
        </table:table-row>
        <table:table-row table:style-name="TableRow83">
          <table:table-cell table:style-name="TableCell84">
            <text:p text:style-name="P85">Databases:</text:p>
          </table:table-cell>
          <table:table-cell table:style-name="TableCell86">
            <text:list text:style-name="LFO4" text:continue-numbering="true">
              <text:list-item>
                <text:p text:style-name="P87"><text:span text:style-name="T88">Relational DBs</text:span><text:span text:style-name="T89">: Microsoft SQL Server</text:span></text:p>
              </text:list-item>
              <text:list-item>
                <text:p text:style-name="P90"><text:span text:style-name="T91">NoSQL</text:span><text:span text:style-name="T92">: MongoDB</text:span><text:span text:style-name="T93">.</text:span>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Versioning systems:</text:p>
          </table:table-cell>
          <table:table-cell table:style-name="TableCell97">
            <text:list text:style-name="LFO4" text:continue-numbering="true">
              <text:list-item>
                <text:p text:style-name="P98">GIT.</text:p>
              </text:list-item>
            </text:list>
          </table:table-cell>
        </table:table-row>
        <table:table-row table:style-name="TableRow99">
          <table:table-cell table:style-name="TableCell100">
            <text:p text:style-name="P101">IDEs:</text:p>
          </table:table-cell>
          <table:table-cell table:style-name="TableCell102">
            <text:list text:style-name="LFO4" text:continue-numbering="true">
              <text:list-item>
                <text:p text:style-name="P103">Microsoft Visual Studio.<text:s/>Visual Studio Code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Defects tracking tools:</text:p>
          </table:table-cell>
          <table:table-cell table:style-name="TableCell107">
            <text:list text:style-name="LFO4" text:continue-numbering="true">
              <text:list-item>
                <text:p text:style-name="P108">Jira,<text:s/>Azure Devops.</text:p>
              </text:list-item>
            </text:list>
          </table:table-cell>
        </table:table-row>
        <table:table-row table:style-name="TableRow109">
          <table:table-cell table:style-name="TableCell110">
            <text:p text:style-name="P111">Techniques &amp; Methods:</text:p>
          </table:table-cell>
          <table:table-cell table:style-name="TableCell112">
            <text:list text:style-name="LFO4" text:continue-numbering="true">
              <text:list-item>
                <text:p text:style-name="P113"><text:span text:style-name="T114">Software Development Methodologies</text:span><text:span text:style-name="T115">: Agile (Scrum)</text:span><text:span text:style-name="T116">.</text:span></text:p>
              </text:list-item>
            </text:list>
          </table:table-cell>
        </table:table-row>
      </table:table>
      <text:p text:style-name="P117"/>
      <text:p text:style-name="P118"/>
      <text:p text:style-name="P119">EDUCATION AND TRAINING</text:p>
      <text:p text:style-name="P120"/>
      <text:p text:style-name="P121"><text:bookmark-start text:name="OLE_LINK76"/><text:bookmark-start text:name="OLE_LINK77"/></text:p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<text:bookmark-end text:name="OLE_LINK76"/><text:bookmark-end text:name="OLE_LINK77"/>Qualifications:</text:p>
          </table:table-cell>
          <table:table-cell table:style-name="TableCell128">
            <text:p text:style-name="P129"><text:span text:style-name="T130">1995</text:span><text:span text:style-name="T131"><text:s/>-<text:s/></text:span><text:span text:style-name="T132">1998</text:span><text:span text:style-name="T133">:<text:s/></text:span><text:span text:style-name="T134">Associate Degree in Computers Programming (3 years)<text:s/></text:span><text:span text:style-name="T135">–<text:s/></text:span><text:span text:style-name="T136">Universidad ORT</text:span></text:p>
            <text:p text:style-name="P137"/>
          </table:table-cell>
        </table:table-row>
        <table:table-row table:style-name="TableRow138">
          <table:table-cell table:style-name="TableCell139">
            <text:p text:style-name="P140">Languages:</text:p>
          </table:table-cell>
          <table:table-cell table:style-name="TableCell141">
            <text:p text:style-name="P142">Spanish: Native</text:p>
            <text:p text:style-name="P143">English: Advanced<text:s/>– B2+</text:p>
          </table:table-cell>
        </table:table-row>
      </table:table>
      <text:p text:style-name="P144"/>
      <text:p text:style-name="P145"/>
      <text:p text:style-name="P146"><text:span text:style-name="T147">RECENT PROJECTS</text:span></text:p>
      <text:p text:style-name="P148"><text:bookmark-start text:name="OLE_LINK74"/><text:bookmark-start text:name="OLE_LINK75"/><text:bookmark-start text:name="OLE_LINK58"/><text:bookmark-start text:name="OLE_LINK59"/><text:bookmark-end text:name="OLE_LINK74"/><text:bookmark-end text:name="OLE_LINK75"/><text:bookmark-end text:name="OLE_LINK58"/><text:bookmark-end text:name="OLE_LINK59"/></text:p>
      <text:p text:style-name="P149">TCS<text:s/>(DEC<text:s/>2023<text:s/>–<text:s/>AUG<text:s/>2024)<text:s/></text:p>
      <text:p text:style-name="P150"/>
      <text:p text:style-name="P151"><text:span text:style-name="T152">Role:</text:span><text:span text:style-name="T153"><text:s/></text:span>Backend<text:s/>Developer<text:span text:style-name="T154"><text:s/></text:span></text:p>
      <text:p text:style-name="P155"/>
      <text:p text:style-name="P156">I took part in a project related to management<text:s/>of documents<text:s/>over<text:s/>SharePoint. The documents belong to Tax Engagements.<text:s/>We<text:s/>maintained<text:s/>a<text:s/>.NET<text:s/>Web API solution to execute multiple operations over<text:s/>SharePoint<text:s/>documents and folders, plus additional<text:s/>information stored in<text:s/>a SQL Server DB. Additionally,<text:s/>I worked<text:s/>on<text:s/>a React application that consumed the API.</text:p>
      <text:p text:style-name="P157"/>
      <text:p text:style-name="Normal"><text:span text:style-name="T158">Tasks</text:span>:</text:p>
      <text:list text:style-name="LFO4" text:continue-numbering="true">
        <text:list-item>
          <text:p text:style-name="P159"><text:span text:style-name="T160">Implementation of new business requirement</text:span></text:p>
        </text:list-item>
        <text:list-item>
          <text:p text:style-name="P161">Researching<text:s/>and fixing<text:s/>defects</text:p>
        </text:list-item>
        <text:list-item>
          <text:p text:style-name="P162"><text:span text:style-name="T163">W</text:span><text:span text:style-name="T164">orking in Agile Methodologies for rapid development and regular adaption to the varying requirements and continuous delivery of the working software</text:span></text:p>
        </text:list-item>
        <text:list-item>
          <text:p text:style-name="P165">Supporting<text:s/>and<text:s/>collaborating<text:s/>with<text:s/>testers</text:p>
        </text:list-item>
        <text:list-item>
          <text:p text:style-name="P166"><text:span text:style-name="T167">P</text:span><text:span text:style-name="T168">articipat</text:span><text:span text:style-name="T169">ing</text:span><text:span text:style-name="T170"><text:s/></text:span>in estimation process and<text:s/><text:span text:style-name="T171">demos for stakeholders</text:span></text:p>
        </text:list-item>
        <text:list-item>
          <text:p text:style-name="P172">Learned React quickly to help in the frontend application</text:p>
        </text:list-item>
      </text:list>
      <text:p text:style-name="P173"/>
      <text:p text:style-name="P174"/>
      <text:p text:style-name="P175">SWITCH SOFWARE SOLUTIONS (FEB 2019 – FEB<text:s/>2023)</text:p>
      <text:p text:style-name="P176"/>
      <text:p text:style-name="P177"><text:span text:style-name="T178">Role:</text:span><text:span text:style-name="T179"><text:s/></text:span>Backend Developer<text:span text:style-name="T180"><text:s/></text:span></text:p>
      <text:p text:style-name="P181"/>
      <text:p text:style-name="P182">The client was an insurance company for which we developed different modules related to policies calculation and sales. We<text:s/>created multiple<text:s/>.NET<text:s/>Web API<text:s/>microservices<text:s/>connected through HTTP and RabbitMQ.<text:s/>Using MySQL and MongoDB for data store.<text:s/>The application was containerized with<text:s/>Docker.</text:p>
      <text:p text:style-name="P183"/>
      <text:p text:style-name="Normal"><text:span text:style-name="T184">Tasks</text:span>:</text:p>
      <text:list text:style-name="LFO4" text:continue-numbering="true">
        <text:list-item>
          <text:p text:style-name="P185">Analysis and implementation of new business requirement</text:p>
        </text:list-item>
        <text:list-item>
          <text:p text:style-name="P186">Development of Unit tests</text:p>
        </text:list-item>
        <text:list-item>
          <text:p text:style-name="P187">Researching<text:s/>and fixing<text:s/>defects</text:p>
        </text:list-item>
        <text:list-item>
          <text:p text:style-name="P188">Working with Scrum methodology</text:p>
        </text:list-item>
        <text:list-item>
          <text:p text:style-name="P189">Supporting<text:s/>and collaborating<text:s/>with<text:s/>testers</text:p>
        </text:list-item>
        <text:list-item>
          <text:p text:style-name="P190">Participating<text:s/>in estimation process and demos for stakeholders</text:p>
        </text:list-item>
        <text:list-item>
          <text:p text:style-name="P191">Writing<text:s/>docker files and yaml files for Docker configuration</text:p>
        </text:list-item>
      </text:list>
      <text:p text:style-name="P192"/>
      <text:p text:style-name="P193"><text:span text:style-name="T194">Technology Stack</text:span>: .NET,<text:s/>RabbitMQ, MySQL.</text:p>
      <text:p text:style-name="P195"/>
      <text:p text:style-name="P196"/>
      <text:p text:style-name="P197"><text:span text:style-name="T198">Role:</text:span><text:span text:style-name="T199"><text:s/></text:span>Backend Developer<text:span text:style-name="T200"><text:s/></text:span></text:p>
      <text:p text:style-name="P201"/>
      <text:p text:style-name="P202">Worked in an Authentication and Authorization module for an application related to client surveys.</text:p>
      <text:p text:style-name="P203">We used AWS Cognito user pools to store users and implement authentication with 2 factor<text:s/>auth.<text:s/>Additionally, we used SQL Server database to store an authorization model.</text:p>
      <text:p text:style-name="P204">The module was implemented as a Web API project. Features were implemented following the CQRS pattern, with the MediaT library.</text:p>
      <text:p text:style-name="P205"/>
      <text:p text:style-name="Normal"><text:span text:style-name="T206">Tasks</text:span>:</text:p>
      <text:list text:style-name="LFO4" text:continue-numbering="true">
        <text:list-item>
          <text:p text:style-name="P207">Implementation of business requirement</text:p>
        </text:list-item>
        <text:list-item>
          <text:p text:style-name="P208">Researching<text:s/>and fixing<text:s/>defects</text:p>
        </text:list-item>
        <text:list-item>
          <text:p text:style-name="P209">Development of Unit Tests</text:p>
        </text:list-item>
        <text:list-item>
          <text:p text:style-name="P210">Working with Scrum methodology</text:p>
        </text:list-item>
        <text:list-item>
          <text:p text:style-name="P211">Supporting<text:s/>and collaborating<text:s/>with<text:s/>testers</text:p>
        </text:list-item>
      </text:list>
      <text:p text:style-name="P212"/>
      <text:p text:style-name="P213"><text:span text:style-name="T214">Technology Stack</text:span>: .NET, SQL Server, AWS Cognito.</text:p>
      <text:p text:style-name="P215"/>
      <text:p text:style-name="P216"/>
      <text:p text:style-name="P217">IT SYSTEMS URUGUAY (MAR 2017 – FEB 2019)</text:p>
      <text:p text:style-name="P218"/>
      <text:p text:style-name="P219"><text:span text:style-name="T220">Role:</text:span><text:span text:style-name="T221"><text:s/></text:span>Front<text:s/>end Developer</text:p>
      <text:p text:style-name="P222"/>
      <text:p text:style-name="P223">The client was an insurance company for which I was assigned to work in a front-end application, initially with AngularJS, later with Angular 2+. The business<text:s/>was the processing of car accidents, from the collection of data in place of the accident to the analysis of the policy.</text:p>
      <text:p text:style-name="P224"/>
      <text:p text:style-name="Normal"><text:span text:style-name="T225">Tasks</text:span>:</text:p>
      <text:list text:style-name="LFO4" text:continue-numbering="true">
        <text:list-item>
          <text:p text:style-name="P226">Implementation of business requirement</text:p>
        </text:list-item>
        <text:list-item>
          <text:p text:style-name="P227">Coordination with the back-end team regarding the API calls</text:p>
        </text:list-item>
        <text:list-item>
          <text:p text:style-name="P228">Testing of features</text:p>
        </text:list-item>
        <text:list-item>
          <text:p text:style-name="P229">Researching<text:s/>and fixing<text:s/>defects</text:p>
        </text:list-item>
      </text:list>
      <text:p text:style-name="P230"/>
      <text:p text:style-name="P231"><text:span text:style-name="T232">Technology Stack</text:span>: AngularJS, Angular 2+,<text:s/>JavaScript,<text:s/>jQuery.</text:p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 Narrow Bold" svg:font-family="Arial Narrow Bold" style:font-family-generic="swiss" style:font-pitch="variable" svg:panose-1="2 11 7 6 2 2 2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Symbol" style:font-name-complex="Symbol" fo:color="#000000" fo:font-size="12pt" style:font-size-asian="12pt" style:font-size-complex="12pt" fo:hyphenate="false"/>
    </style:style>
    <style:style style:name="Emphasis" style:display-name="Emphasis" style:family="text" style:parent-style-name="DefaultParagraphFont">
      <style:text-properties style:font-name="Arial" fo:font-weight="bold" style:font-weight-asian="bold" fo:font-style="normal" style:font-style-asian="normal" style:font-style-complex="italic" fo:font-size="12pt" style:font-size-asian="12pt"/>
    </style:style>
    <style:style style:name="PlaceholderText" style:display-name="Placeholder Text" style:family="text">
      <style:text-properties fo:color="#808080"/>
    </style:style>
    <style:style style:name="ChapterSubtitle" style:display-name="Chapter Subtitle" style:family="paragraph" style:parent-style-name="Subtitle">
      <style:paragraph-properties fo:keep-with-next="always" fo:text-align="justify" fo:margin-top="0.1805in" fo:margin-bottom="0.1805in" fo:line-height="100%"/>
      <style:text-properties style:font-name="Arial Narrow Bold" style:font-name-asian="Times New Roman" style:font-name-complex="Times New Roman" fo:font-weight="bold" style:font-weight-asian="bold" style:font-style-complex="italic" fo:text-transform="uppercase" fo:color="#DE411B" style:font-size-complex="12pt" fo:hyphenate="false"/>
    </style:style>
    <style:style style:name="ChapterSubtitleChar" style:display-name="Chapter Subtitle Char" style:family="text">
      <style:text-properties style:font-name="Arial Narrow Bold" style:font-name-asian="Times New Roman" style:font-name-complex="Times New Roman" fo:font-weight="bold" style:font-weight-asian="bold" style:font-style-complex="italic" fo:text-transform="uppercase" fo:color="#DE411B" fo:letter-spacing="0.0104in" style:font-size-complex="12pt"/>
    </style:style>
    <style:style style:name="Subtitle" style:display-name="Subtitle" style:family="paragraph" style:parent-style-name="Normal" style:next-style-name="Normal">
      <style:paragraph-properties fo:margin-bottom="0.1111in"/>
      <style:text-properties fo:color="#5A5A5A" fo:letter-spacing="0.0104in" fo:hyphenate="false"/>
    </style:style>
    <style:style style:name="SubtitleChar" style:display-name="Subtitle Char" style:family="text" style:parent-style-name="DefaultParagraphFont">
      <style:text-properties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0.2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1in"/>
          <style:tab-stop style:type="center" style:position="3.25in"/>
          <style:tab-stop style:type="left" style:position="5.2916in"/>
          <style:tab-stop style:type="center" style:position="5.5in"/>
        </style:tab-stops>
      </style:paragraph-properties>
    </style:style>
    <style:style style:name="T3" style:parent-style-name="Emphasis" style:family="text">
      <style:text-properties fo:font-size="11pt" style:font-size-asian="11pt"/>
    </style:style>
    <style:style style:name="P4" style:parent-style-name="Header" style:family="paragraph">
      <style:paragraph-properties>
        <style:tab-stops>
          <style:tab-stop style:type="center" style:position="1in"/>
          <style:tab-stop style:type="center" style:position="3.25in"/>
          <style:tab-stop style:type="center" style:position="5.5in"/>
        </style:tab-stops>
      </style:paragraph-properties>
    </style:style>
    <style:style style:name="P5" style:parent-style-name="Footer" style:family="paragraph">
      <style:paragraph-properties fo:text-align="end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P7" style:parent-style-name="Footer" style:family="paragraph">
      <style:paragraph-properties fo:text-align="end"/>
    </style:style>
    <style:style style:name="T8" style:parent-style-name="DefaultParagraphFont" style:family="text">
      <style:text-properties fo:font-size="9pt" style:font-size-asian="9pt" style:font-size-complex="9pt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T10" style:parent-style-name="DefaultParagraphFont" style:family="text">
      <style:text-properties fo:font-size="9pt" style:font-size-asian="9pt" style:font-size-complex="9pt"/>
    </style:style>
    <style:style style:name="T11" style:parent-style-name="DefaultParagraphFont" style:family="text">
      <style:text-properties fo:font-size="9pt" style:font-size-asian="9pt" style:font-size-complex="9pt"/>
    </style:style>
    <style:style style:name="T12" style:parent-style-name="DefaultParagraphFont" style:family="text">
      <style:text-properties fo:font-size="9pt" style:font-size-asian="9pt" style:font-size-complex="9pt"/>
    </style:style>
    <style:style style:name="T13" style:parent-style-name="DefaultParagraphFont" style:family="text">
      <style:text-properties fo:font-size="9pt" style:font-size-asian="9pt" style:font-size-complex="9pt"/>
    </style:style>
    <style:style style:name="T14" style:parent-style-name="DefaultParagraphFont" style:family="text">
      <style:text-properties fo:font-size="9pt" style:font-size-asian="9pt" style:font-size-complex="9pt"/>
    </style:style>
    <style:style style:name="T15" style:parent-style-name="DefaultParagraphFont" style:family="text">
      <style:text-properties fo:font-size="9pt" style:font-size-asian="9pt" style:font-size-complex="9pt"/>
    </style:style>
    <style:style style:name="T16" style:parent-style-name="DefaultParagraphFon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Picture 647272162" text:anchor-type="as-char" svg:x="0in" svg:y="0in" svg:width="1.60417in" svg:height="0.2725in" style:rel-width="scale" style:rel-height="scale"><draw:image xlink:href="media/image1.png" xlink:type="simple" xlink:show="embed" xlink:actuate="onLoad"/><svg:title/><svg:desc/></draw:frame><text:tab/><text:tab/><text:s text:c="7"/><text:span text:style-name="T3">Confidential</text:span></text:p>
        <text:p text:style-name="P4"><text:s text:c="8"/>Professional Profile</text:p>
        <text:p text:style-name="Header"/>
      </style:header>
      <style:footer>
        <text:p text:style-name="P5"><text:span text:style-name="T6"><text:s text:c="2"/></text:span><text:span text:style-name="Emphasis">First Name Last Name</text:span></text:p>
        <text:p text:style-name="P7"><text:span text:style-name="T8">Professional<text:s/></text:span><text:span text:style-name="T9">Profile</text:span><text:span text:style-name="T10"><text:s/></text:span><text:span text:style-name="T11">-</text:span><text:span text:style-name="T12"><text:s/></text:span><text:span text:style-name="T13"><text:page-number text:fixed="false">1</text:page-number></text:span><text:span text:style-name="T14"><text:s/>of<text:s/></text:span><text:span text:style-name="T15"><text:page-count>2</text:page-count></text:span><text:span text:style-name="T16"><text:s text:c="194"/>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First Name Last Name</dc:title>
    <dc:subject/>
    <meta:initial-creator>emurray</meta:initial-creator>
    <dc:creator>Juan Jose Plada</dc:creator>
    <meta:creation-date>2024-10-17T20:40:00Z</meta:creation-date>
    <dc:date>2024-10-17T20:40:00Z</dc:date>
    <meta:template xlink:href="Normal.dotm" xlink:type="simple"/>
    <meta:editing-cycles>75</meta:editing-cycles>
    <meta:editing-duration>PT0S</meta:editing-duration>
    <meta:user-defined meta:name="ContentTypeId">0x010100145C965F9004474586D774711255C2B4</meta:user-defined>
    <meta:user-defined meta:name="GrammarlyDocumentId">5357dd6934a377b0b2266edb2a56b4dcd3d538cdabc95e94467516c9c234c574</meta:user-defined>
    <meta:document-statistic meta:page-count="1" meta:paragraph-count="8" meta:word-count="669" meta:character-count="4475" meta:row-count="31" meta:non-whitespace-character-count="3814"/>
  </office:meta>
</office:document-meta>
</file>